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3.6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eact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28.9519" calcext:value-type="float">
            <text:p>28.9519</text:p>
          </table:table-cell>
          <table:table-cell office:value-type="float" office:value="23.3847" calcext:value-type="float">
            <text:p>23.3847</text:p>
          </table:table-cell>
          <table:table-cell office:value-type="float" office:value="20.7822" calcext:value-type="float">
            <text:p>20.7822</text:p>
          </table:table-cell>
          <table:table-cell office:value-type="float" office:value="9.8623" calcext:value-type="float">
            <text:p>9.8623</text:p>
          </table:table-cell>
          <table:table-cell office:value-type="float" office:value="4.2413" calcext:value-type="float">
            <text:p>4.2413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62.9361" calcext:value-type="float">
            <text:p>62.9361</text:p>
          </table:table-cell>
          <table:table-cell office:value-type="float" office:value="55.391" calcext:value-type="float">
            <text:p>55.391</text:p>
          </table:table-cell>
          <table:table-cell office:value-type="float" office:value="31.8319" calcext:value-type="float">
            <text:p>31.8319</text:p>
          </table:table-cell>
          <table:table-cell office:value-type="float" office:value="16.6169" calcext:value-type="float">
            <text:p>16.6169</text:p>
          </table:table-cell>
          <table:table-cell office:value-type="float" office:value="8.5567" calcext:value-type="float">
            <text:p>8.5567</text:p>
          </table:table-cell>
        </table:table-row>
        <table:table-row table:style-name="ro1">
          <table:table-cell office:value-type="string" calcext:value-type="string">
            <text:p>P50</text:p>
          </table:table-cell>
          <table:table-cell office:value-type="float" office:value="54.9934" calcext:value-type="float">
            <text:p>54.9934</text:p>
          </table:table-cell>
          <table:table-cell office:value-type="float" office:value="56.1861" calcext:value-type="float">
            <text:p>56.1861</text:p>
          </table:table-cell>
          <table:table-cell office:value-type="float" office:value="32.281" calcext:value-type="float">
            <text:p>32.281</text:p>
          </table:table-cell>
          <table:table-cell office:value-type="float" office:value="16.733" calcext:value-type="float">
            <text:p>16.733</text:p>
          </table:table-cell>
          <table:table-cell office:value-type="float" office:value="8.7497" calcext:value-type="float">
            <text:p>8.7497</text:p>
          </table:table-cell>
        </table:table-row>
        <table:table-row table:style-name="ro1">
          <table:table-cell office:value-type="string" calcext:value-type="string">
            <text:p>P66</text:p>
          </table:table-cell>
          <table:table-cell office:value-type="float" office:value="72.3432" calcext:value-type="float">
            <text:p>72.3432</text:p>
          </table:table-cell>
          <table:table-cell office:value-type="float" office:value="57.8737" calcext:value-type="float">
            <text:p>57.8737</text:p>
          </table:table-cell>
          <table:table-cell office:value-type="float" office:value="33.0677" calcext:value-type="float">
            <text:p>33.0677</text:p>
          </table:table-cell>
          <table:table-cell office:value-type="float" office:value="17.1453" calcext:value-type="float">
            <text:p>17.1453</text:p>
          </table:table-cell>
          <table:table-cell office:value-type="float" office:value="8.9141" calcext:value-type="float">
            <text:p>8.9141</text:p>
          </table:table-cell>
        </table:table-row>
        <table:table-row table:style-name="ro1">
          <table:table-cell office:value-type="string" calcext:value-type="string">
            <text:p>P75</text:p>
          </table:table-cell>
          <table:table-cell office:value-type="float" office:value="75.5173" calcext:value-type="float">
            <text:p>75.5173</text:p>
          </table:table-cell>
          <table:table-cell office:value-type="float" office:value="58.7372" calcext:value-type="float">
            <text:p>58.7372</text:p>
          </table:table-cell>
          <table:table-cell office:value-type="float" office:value="33.4314" calcext:value-type="float">
            <text:p>33.4314</text:p>
          </table:table-cell>
          <table:table-cell office:value-type="float" office:value="17.5735" calcext:value-type="float">
            <text:p>17.5735</text:p>
          </table:table-cell>
          <table:table-cell office:value-type="float" office:value="9.0212" calcext:value-type="float">
            <text:p>9.0212</text:p>
          </table:table-cell>
        </table:table-row>
        <table:table-row table:style-name="ro1">
          <table:table-cell office:value-type="string" calcext:value-type="string">
            <text:p>P80</text:p>
          </table:table-cell>
          <table:table-cell office:value-type="float" office:value="77.821" calcext:value-type="float">
            <text:p>77.821</text:p>
          </table:table-cell>
          <table:table-cell office:value-type="float" office:value="59.3049" calcext:value-type="float">
            <text:p>59.3049</text:p>
          </table:table-cell>
          <table:table-cell office:value-type="float" office:value="33.6428" calcext:value-type="float">
            <text:p>33.6428</text:p>
          </table:table-cell>
          <table:table-cell office:value-type="float" office:value="17.7487" calcext:value-type="float">
            <text:p>17.7487</text:p>
          </table:table-cell>
          <table:table-cell office:value-type="float" office:value="9.16" calcext:value-type="float">
            <text:p>9.16</text:p>
          </table:table-cell>
        </table:table-row>
        <table:table-row table:style-name="ro1">
          <table:table-cell office:value-type="string" calcext:value-type="string">
            <text:p>P90</text:p>
          </table:table-cell>
          <table:table-cell office:value-type="float" office:value="83.689" calcext:value-type="float">
            <text:p>83.689</text:p>
          </table:table-cell>
          <table:table-cell office:value-type="float" office:value="60.5877" calcext:value-type="float">
            <text:p>60.5877</text:p>
          </table:table-cell>
          <table:table-cell office:value-type="float" office:value="34.1367" calcext:value-type="float">
            <text:p>34.1367</text:p>
          </table:table-cell>
          <table:table-cell office:value-type="float" office:value="18.0005" calcext:value-type="float">
            <text:p>18.0005</text:p>
          </table:table-cell>
          <table:table-cell office:value-type="float" office:value="9.4343" calcext:value-type="float">
            <text:p>9.4343</text:p>
          </table:table-cell>
        </table:table-row>
        <table:table-row table:style-name="ro1">
          <table:table-cell office:value-type="string" calcext:value-type="string">
            <text:p>P95</text:p>
          </table:table-cell>
          <table:table-cell office:value-type="float" office:value="88.7233" calcext:value-type="float">
            <text:p>88.7233</text:p>
          </table:table-cell>
          <table:table-cell office:value-type="float" office:value="61.5801" calcext:value-type="float">
            <text:p>61.5801</text:p>
          </table:table-cell>
          <table:table-cell office:value-type="float" office:value="34.4448" calcext:value-type="float">
            <text:p>34.4448</text:p>
          </table:table-cell>
          <table:table-cell office:value-type="float" office:value="18.1689" calcext:value-type="float">
            <text:p>18.1689</text:p>
          </table:table-cell>
          <table:table-cell office:value-type="float" office:value="9.545" calcext:value-type="float">
            <text:p>9.545</text:p>
          </table:table-cell>
        </table:table-row>
        <table:table-row table:style-name="ro1">
          <table:table-cell office:value-type="string" calcext:value-type="string">
            <text:p>P98</text:p>
          </table:table-cell>
          <table:table-cell office:value-type="float" office:value="95.0029" calcext:value-type="float">
            <text:p>95.0029</text:p>
          </table:table-cell>
          <table:table-cell office:value-type="float" office:value="63.1632" calcext:value-type="float">
            <text:p>63.1632</text:p>
          </table:table-cell>
          <table:table-cell office:value-type="float" office:value="34.75" calcext:value-type="float">
            <text:p>34.75</text:p>
          </table:table-cell>
          <table:table-cell office:value-type="float" office:value="18.2942" calcext:value-type="float">
            <text:p>18.2942</text:p>
          </table:table-cell>
          <table:table-cell office:value-type="float" office:value="9.6337" calcext:value-type="float">
            <text:p>9.6337</text:p>
          </table:table-cell>
        </table:table-row>
        <table:table-row table:style-name="ro1">
          <table:table-cell office:value-type="string" calcext:value-type="string">
            <text:p>P99</text:p>
          </table:table-cell>
          <table:table-cell office:value-type="float" office:value="99.6314" calcext:value-type="float">
            <text:p>99.6314</text:p>
          </table:table-cell>
          <table:table-cell office:value-type="float" office:value="64.6329" calcext:value-type="float">
            <text:p>64.6329</text:p>
          </table:table-cell>
          <table:table-cell office:value-type="float" office:value="34.9077" calcext:value-type="float">
            <text:p>34.9077</text:p>
          </table:table-cell>
          <table:table-cell office:value-type="float" office:value="18.3702" calcext:value-type="float">
            <text:p>18.3702</text:p>
          </table:table-cell>
          <table:table-cell office:value-type="float" office:value="9.6853" calcext:value-type="float">
            <text:p>9.6853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113.688" calcext:value-type="float">
            <text:p>113.688</text:p>
          </table:table-cell>
          <table:table-cell office:value-type="float" office:value="131.5616" calcext:value-type="float">
            <text:p>131.5616</text:p>
          </table:table-cell>
          <table:table-cell office:value-type="float" office:value="57.8905" calcext:value-type="float">
            <text:p>57.8905</text:p>
          </table:table-cell>
          <table:table-cell office:value-type="float" office:value="19.1942" calcext:value-type="float">
            <text:p>19.1942</text:p>
          </table:table-cell>
          <table:table-cell office:value-type="float" office:value="10.5532" calcext:value-type="float">
            <text:p>10.5532</text:p>
          </table:table-cell>
        </table:table-row>
        <table:table-row table:style-name="ro1">
          <table:table-cell office:value-type="string" calcext:value-type="string">
            <text:p>Standard Deviation</text:p>
          </table:table-cell>
          <table:table-cell office:value-type="float" office:value="15.129" calcext:value-type="float">
            <text:p>15.129</text:p>
          </table:table-cell>
          <table:table-cell office:value-type="float" office:value="5.297" calcext:value-type="float">
            <text:p>5.297</text:p>
          </table:table-cell>
          <table:table-cell office:value-type="float" office:value="2.2104" calcext:value-type="float">
            <text:p>2.2104</text:p>
          </table:table-cell>
          <table:table-cell office:value-type="float" office:value="1.1882" calcext:value-type="float">
            <text:p>1.1882</text:p>
          </table:table-cell>
          <table:table-cell office:value-type="float" office:value="0.7893" calcext:value-type="float">
            <text:p>0.7893</text:p>
          </table:table-cell>
        </table:table-row>
      </table:table>
      <table:table table:name="Vue.js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24.3694" calcext:value-type="float">
            <text:p>24.3694</text:p>
          </table:table-cell>
          <table:table-cell office:value-type="float" office:value="24.2813" calcext:value-type="float">
            <text:p>24.2813</text:p>
          </table:table-cell>
          <table:table-cell office:value-type="float" office:value="19.1902" calcext:value-type="float">
            <text:p>19.1902</text:p>
          </table:table-cell>
          <table:table-cell office:value-type="float" office:value="13.5338" calcext:value-type="float">
            <text:p>13.5338</text:p>
          </table:table-cell>
          <table:table-cell office:value-type="float" office:value="7.5943" calcext:value-type="float">
            <text:p>7.5943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60.4745" calcext:value-type="float">
            <text:p>60.4745</text:p>
          </table:table-cell>
          <table:table-cell office:value-type="float" office:value="60.0086" calcext:value-type="float">
            <text:p>60.0086</text:p>
          </table:table-cell>
          <table:table-cell office:value-type="float" office:value="48.9094" calcext:value-type="float">
            <text:p>48.9094</text:p>
          </table:table-cell>
          <table:table-cell office:value-type="float" office:value="27.1781" calcext:value-type="float">
            <text:p>27.1781</text:p>
          </table:table-cell>
          <table:table-cell office:value-type="float" office:value="15.7355" calcext:value-type="float">
            <text:p>15.7355</text:p>
          </table:table-cell>
        </table:table-row>
        <table:table-row table:style-name="ro1">
          <table:table-cell office:value-type="string" calcext:value-type="string">
            <text:p>P50</text:p>
          </table:table-cell>
          <table:table-cell office:value-type="float" office:value="59.2768" calcext:value-type="float">
            <text:p>59.2768</text:p>
          </table:table-cell>
          <table:table-cell office:value-type="float" office:value="60.3355" calcext:value-type="float">
            <text:p>60.3355</text:p>
          </table:table-cell>
          <table:table-cell office:value-type="float" office:value="50.2285" calcext:value-type="float">
            <text:p>50.2285</text:p>
          </table:table-cell>
          <table:table-cell office:value-type="float" office:value="27.4635" calcext:value-type="float">
            <text:p>27.4635</text:p>
          </table:table-cell>
          <table:table-cell office:value-type="float" office:value="16.1998" calcext:value-type="float">
            <text:p>16.1998</text:p>
          </table:table-cell>
        </table:table-row>
        <table:table-row table:style-name="ro1">
          <table:table-cell office:value-type="string" calcext:value-type="string">
            <text:p>P66</text:p>
          </table:table-cell>
          <table:table-cell office:value-type="float" office:value="61.5953" calcext:value-type="float">
            <text:p>61.5953</text:p>
          </table:table-cell>
          <table:table-cell office:value-type="float" office:value="61.1808" calcext:value-type="float">
            <text:p>61.1808</text:p>
          </table:table-cell>
          <table:table-cell office:value-type="float" office:value="51.5172" calcext:value-type="float">
            <text:p>51.5172</text:p>
          </table:table-cell>
          <table:table-cell office:value-type="float" office:value="28.3825" calcext:value-type="float">
            <text:p>28.3825</text:p>
          </table:table-cell>
          <table:table-cell office:value-type="float" office:value="16.6085" calcext:value-type="float">
            <text:p>16.6085</text:p>
          </table:table-cell>
        </table:table-row>
        <table:table-row table:style-name="ro1">
          <table:table-cell office:value-type="string" calcext:value-type="string">
            <text:p>P75</text:p>
          </table:table-cell>
          <table:table-cell office:value-type="float" office:value="63.2511" calcext:value-type="float">
            <text:p>63.2511</text:p>
          </table:table-cell>
          <table:table-cell office:value-type="float" office:value="61.8659" calcext:value-type="float">
            <text:p>61.8659</text:p>
          </table:table-cell>
          <table:table-cell office:value-type="float" office:value="52.2521" calcext:value-type="float">
            <text:p>52.2521</text:p>
          </table:table-cell>
          <table:table-cell office:value-type="float" office:value="29.0867" calcext:value-type="float">
            <text:p>29.0867</text:p>
          </table:table-cell>
          <table:table-cell office:value-type="float" office:value="16.8245" calcext:value-type="float">
            <text:p>16.8245</text:p>
          </table:table-cell>
        </table:table-row>
        <table:table-row table:style-name="ro1">
          <table:table-cell office:value-type="string" calcext:value-type="string">
            <text:p>P80</text:p>
          </table:table-cell>
          <table:table-cell office:value-type="float" office:value="65.9979" calcext:value-type="float">
            <text:p>65.9979</text:p>
          </table:table-cell>
          <table:table-cell office:value-type="float" office:value="62.2665" calcext:value-type="float">
            <text:p>62.2665</text:p>
          </table:table-cell>
          <table:table-cell office:value-type="float" office:value="52.7065" calcext:value-type="float">
            <text:p>52.7065</text:p>
          </table:table-cell>
          <table:table-cell office:value-type="float" office:value="29.4898" calcext:value-type="float">
            <text:p>29.4898</text:p>
          </table:table-cell>
          <table:table-cell office:value-type="float" office:value="16.9471" calcext:value-type="float">
            <text:p>16.9471</text:p>
          </table:table-cell>
        </table:table-row>
        <table:table-row table:style-name="ro1">
          <table:table-cell office:value-type="string" calcext:value-type="string">
            <text:p>P90</text:p>
          </table:table-cell>
          <table:table-cell office:value-type="float" office:value="70.5766" calcext:value-type="float">
            <text:p>70.5766</text:p>
          </table:table-cell>
          <table:table-cell office:value-type="float" office:value="63.3152" calcext:value-type="float">
            <text:p>63.3152</text:p>
          </table:table-cell>
          <table:table-cell office:value-type="float" office:value="53.8735" calcext:value-type="float">
            <text:p>53.8735</text:p>
          </table:table-cell>
          <table:table-cell office:value-type="float" office:value="30.3435" calcext:value-type="float">
            <text:p>30.3435</text:p>
          </table:table-cell>
          <table:table-cell office:value-type="float" office:value="17.1984" calcext:value-type="float">
            <text:p>17.1984</text:p>
          </table:table-cell>
        </table:table-row>
        <table:table-row table:style-name="ro1">
          <table:table-cell office:value-type="string" calcext:value-type="string">
            <text:p>P95</text:p>
          </table:table-cell>
          <table:table-cell office:value-type="float" office:value="73.5727" calcext:value-type="float">
            <text:p>73.5727</text:p>
          </table:table-cell>
          <table:table-cell office:value-type="float" office:value="64.8424" calcext:value-type="float">
            <text:p>64.8424</text:p>
          </table:table-cell>
          <table:table-cell office:value-type="float" office:value="54.6538" calcext:value-type="float">
            <text:p>54.6538</text:p>
          </table:table-cell>
          <table:table-cell office:value-type="float" office:value="30.8814" calcext:value-type="float">
            <text:p>30.8814</text:p>
          </table:table-cell>
          <table:table-cell office:value-type="float" office:value="17.3859" calcext:value-type="float">
            <text:p>17.3859</text:p>
          </table:table-cell>
        </table:table-row>
        <table:table-row table:style-name="ro1">
          <table:table-cell office:value-type="string" calcext:value-type="string">
            <text:p>P98</text:p>
          </table:table-cell>
          <table:table-cell office:value-type="float" office:value="76.9941" calcext:value-type="float">
            <text:p>76.9941</text:p>
          </table:table-cell>
          <table:table-cell office:value-type="float" office:value="74.366" calcext:value-type="float">
            <text:p>74.366</text:p>
          </table:table-cell>
          <table:table-cell office:value-type="float" office:value="55.6421" calcext:value-type="float">
            <text:p>55.6421</text:p>
          </table:table-cell>
          <table:table-cell office:value-type="float" office:value="31.347" calcext:value-type="float">
            <text:p>31.347</text:p>
          </table:table-cell>
          <table:table-cell office:value-type="float" office:value="17.563" calcext:value-type="float">
            <text:p>17.563</text:p>
          </table:table-cell>
        </table:table-row>
        <table:table-row table:style-name="ro1">
          <table:table-cell office:value-type="string" calcext:value-type="string">
            <text:p>P99</text:p>
          </table:table-cell>
          <table:table-cell office:value-type="float" office:value="80.1989" calcext:value-type="float">
            <text:p>80.1989</text:p>
          </table:table-cell>
          <table:table-cell office:value-type="float" office:value="79.4976" calcext:value-type="float">
            <text:p>79.4976</text:p>
          </table:table-cell>
          <table:table-cell office:value-type="float" office:value="56.1356" calcext:value-type="float">
            <text:p>56.1356</text:p>
          </table:table-cell>
          <table:table-cell office:value-type="float" office:value="31.6196" calcext:value-type="float">
            <text:p>31.6196</text:p>
          </table:table-cell>
          <table:table-cell office:value-type="float" office:value="17.6451" calcext:value-type="float">
            <text:p>17.6451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98.7069" calcext:value-type="float">
            <text:p>98.7069</text:p>
          </table:table-cell>
          <table:table-cell office:value-type="float" office:value="101.6777" calcext:value-type="float">
            <text:p>101.6777</text:p>
          </table:table-cell>
          <table:table-cell office:value-type="float" office:value="81.3273" calcext:value-type="float">
            <text:p>81.3273</text:p>
          </table:table-cell>
          <table:table-cell office:value-type="float" office:value="33.8868" calcext:value-type="float">
            <text:p>33.8868</text:p>
          </table:table-cell>
          <table:table-cell office:value-type="float" office:value="20.5132" calcext:value-type="float">
            <text:p>20.5132</text:p>
          </table:table-cell>
        </table:table-row>
        <table:table-row table:style-name="ro1">
          <table:table-cell office:value-type="string" calcext:value-type="string">
            <text:p>Standard Deviation</text:p>
          </table:table-cell>
          <table:table-cell office:value-type="float" office:value="6.9269" calcext:value-type="float">
            <text:p>6.9269</text:p>
          </table:table-cell>
          <table:table-cell office:value-type="float" office:value="5.1959" calcext:value-type="float">
            <text:p>5.1959</text:p>
          </table:table-cell>
          <table:table-cell office:value-type="float" office:value="5.1628" calcext:value-type="float">
            <text:p>5.1628</text:p>
          </table:table-cell>
          <table:table-cell office:value-type="float" office:value="2.6786" calcext:value-type="float">
            <text:p>2.6786</text:p>
          </table:table-cell>
          <table:table-cell office:value-type="float" office:value="1.4711" calcext:value-type="float">
            <text:p>1.4711</text:p>
          </table:table-cell>
        </table:table-row>
      </table:table>
      <table:table table:name="mithril.js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ndard Deviation</text:p>
          </table:table-cell>
          <table:table-cell table:number-columns-repeated="5"/>
        </table:table-row>
      </table:table>
      <table:table table:name="AngularJS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ndard Deviation</text:p>
          </table:table-cell>
          <table:table-cell table:number-columns-repeated="5"/>
        </table:table-row>
      </table:table>
      <table:table table:name="Angular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ndard Deviation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18:57:43.955784356</meta:creation-date>
    <dc:date>2017-10-25T19:24:23.683069306</dc:date>
    <meta:editing-duration>PT26M31S</meta:editing-duration>
    <meta:editing-cycles>17</meta:editing-cycles>
    <meta:generator>LibreOffice/5.1.6.2$Linux_X86_64 LibreOffice_project/10m0$Build-2</meta:generator>
    <meta:document-statistic meta:table-count="5" meta:cell-count="205" meta:object-count="0"/>
  </office:meta>
</office:document-meta>
</file>